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34897" officeooo:paragraph-rsid="00134897"/>
    </style:style>
    <style:style style:name="P2" style:family="paragraph" style:parent-style-name="Standard">
      <style:text-properties style:font-name="Verdana" officeooo:rsid="00134897" officeooo:paragraph-rsid="0014c0ac"/>
    </style:style>
    <style:style style:name="P3" style:family="paragraph" style:parent-style-name="Standard">
      <style:text-properties style:font-name="Verdana" officeooo:rsid="00134897" officeooo:paragraph-rsid="0015998d"/>
    </style:style>
    <style:style style:name="P4" style:family="paragraph" style:parent-style-name="Standard">
      <style:text-properties style:font-name="Verdana" fo:font-size="26pt" fo:font-weight="bold" officeooo:rsid="0014c0ac" officeooo:paragraph-rsid="0014c0ac" style:font-size-asian="22.75pt" style:font-weight-asian="bold" style:font-size-complex="26pt" style:font-weight-complex="bold"/>
    </style:style>
    <style:style style:name="P5" style:family="paragraph" style:parent-style-name="Standard">
      <style:text-properties style:font-name="Verdana" officeooo:rsid="0015998d" officeooo:paragraph-rsid="0015998d"/>
    </style:style>
    <style:style style:name="P6" style:family="paragraph" style:parent-style-name="Standard">
      <style:text-properties style:font-name="Verdana" fo:font-weight="bold" officeooo:rsid="0015998d" officeooo:paragraph-rsid="0015998d" style:font-weight-asian="bold" style:font-weight-complex="bold"/>
    </style:style>
    <style:style style:name="P7" style:family="paragraph" style:parent-style-name="Standard">
      <style:text-properties style:font-name="Verdana" fo:font-weight="bold" officeooo:rsid="00174415" officeooo:paragraph-rsid="00174415" style:font-weight-asian="bold" style:font-weight-complex="bold"/>
    </style:style>
    <style:style style:name="P8" style:family="paragraph" style:parent-style-name="Standard">
      <style:paragraph-properties fo:margin-left="1.245cm" fo:margin-right="0cm" fo:text-indent="0cm" style:auto-text-indent="false"/>
      <style:text-properties style:font-name="Verdana" officeooo:rsid="0015998d" officeooo:paragraph-rsid="0015998d"/>
    </style:style>
    <style:style style:name="P9" style:family="paragraph" style:parent-style-name="Standard">
      <style:paragraph-properties fo:margin-left="1.245cm" fo:margin-right="0cm" fo:text-indent="0cm" style:auto-text-indent="false"/>
      <style:text-properties style:font-name="Verdana" fo:font-weight="bold" officeooo:rsid="0015998d" officeooo:paragraph-rsid="0015998d" style:font-weight-asian="bold" style:font-weight-complex="bold"/>
    </style:style>
    <style:style style:name="P10" style:family="paragraph" style:parent-style-name="Standard">
      <style:paragraph-properties fo:margin-left="1.245cm" fo:margin-right="0cm" fo:text-indent="0cm" style:auto-text-indent="false"/>
      <style:text-properties style:font-name="Verdana" fo:font-weight="bold" officeooo:rsid="00174415" officeooo:paragraph-rsid="00174415" style:font-weight-asian="bold" style:font-weight-complex="bold"/>
    </style:style>
    <style:style style:name="P11" style:family="paragraph" style:parent-style-name="Standard">
      <style:paragraph-properties fo:margin-left="1.245cm" fo:margin-right="0cm" fo:text-indent="0cm" style:auto-text-indent="false"/>
      <style:text-properties style:font-name="Verdana" fo:font-weight="bold" officeooo:rsid="001a5c0b" officeooo:paragraph-rsid="001a5c0b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15998d" officeooo:paragraph-rsid="0015998d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174415" officeooo:paragraph-rsid="00174415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1a5c0b" officeooo:paragraph-rsid="001a5c0b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Verdana" officeooo:rsid="00174415" officeooo:paragraph-rsid="001744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415" style:font-weight-asian="normal" style:font-weight-complex="normal"/>
    </style:style>
    <style:style style:name="T4" style:family="text">
      <style:text-properties fo:font-weight="normal" officeooo:rsid="0017a167" style:font-weight-asian="normal" style:font-weight-complex="normal"/>
    </style:style>
    <style:style style:name="T5" style:family="text">
      <style:text-properties fo:font-weight="normal" officeooo:rsid="00199f0e" style:font-weight-asian="normal" style:font-weight-complex="normal"/>
    </style:style>
    <style:style style:name="T6" style:family="text">
      <style:text-properties fo:font-weight="normal" officeooo:rsid="001a5c0b" style:font-weight-asian="normal" style:font-weight-complex="normal"/>
    </style:style>
    <style:style style:name="T7" style:family="text">
      <style:text-properties fo:font-weight="normal" officeooo:rsid="001bb2a3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iesgos</text:p>
      <text:p text:style-name="P2"/>
      <text:p text:style-name="P5"><text:span text:style-name="T1">Riesgo</text:span><text:span text:style-name="T2">:</text:span><text:span text:style-name="T1"> </text:span>Las herramientas de software utilizadas por el equipo en la construcción del producto no se encuentran integradas entre sí.</text:p>
      <text:p text:style-name="P8">Probabilidad de que se produzca: 2/5</text:p>
      <text:p text:style-name="P8">Impacto si se produce: 5/5</text:p>
      <text:p text:style-name="P12">Mitigación<text:span text:style-name="T2">: </text:span><text:span text:style-name="T5">Descubrir posibles fallos de integración en las herramientas de software mediante un diagnóstico temprano y plantear soluciones lo antes posible.</text:span></text:p>
      <text:p text:style-name="P3"/>
      <text:p text:style-name="P6">Riesgo<text:span text:style-name="T2">: </text:span><text:span text:style-name="T6">El producto termina en fracaso para el cliente.</text:span></text:p>
      <text:p text:style-name="P11"><text:span text:style-name="T2">Probabilidad de que se produzca: 3/5</text:span></text:p>
      <text:p text:style-name="P11"><text:span text:style-name="T2">Impacto si se produce: 4/5</text:span></text:p>
      <text:p text:style-name="P14">Mitigación<text:span text:style-name="T2">: Comunicación frecuente con el cliente para identificar </text:span><text:span text:style-name="T7">a tiempo</text:span><text:span text:style-name="T2"> los posibles fallos y corregirlos antes de la fecha de entrega.</text:span></text:p>
      <text:p text:style-name="P1"/>
      <text:p text:style-name="P6">Riesgo<text:span text:style-name="T2">: Plazos de entrega rígidos; no se puede retrasar la entrega del producto de la fecha establecida.</text:span></text:p>
      <text:p text:style-name="P9"><text:span text:style-name="T2">Probabilidad de que se produzca: 3/5</text:span></text:p>
      <text:p text:style-name="P9"><text:span text:style-name="T2">Impacto si se produce: 4/5</text:span></text:p>
      <text:p text:style-name="P12">Mitigación<text:span text:style-name="T2">: </text:span><text:span text:style-name="T8">Establecer</text:span><text:span text:style-name="T2"> plazos de entrega internos antes de la fecha de entrega establecida, e intentar cumplirlos en la medida de lo posible.</text:span></text:p>
      <text:p text:style-name="P1"/>
      <text:p text:style-name="P6">Riesgo<text:span text:style-name="T2">: </text:span><text:span text:style-name="T3">Los miembros del equipo no conocen o manejan con soltura las herramientas de software utilizadas en el desarrollo del producto</text:span></text:p>
      <text:p text:style-name="P10"><text:span text:style-name="T2">Probabilidad de que se produzca: 4/5</text:span></text:p>
      <text:p text:style-name="P10"><text:span text:style-name="T2">Impacto si se produce: 3/5</text:span></text:p>
      <text:p text:style-name="P13">Mitigación<text:span text:style-name="T2">: Formar a los miembros del equipo que no conozcan estas herramientas lo antes posible, y si es necesario, escribir tutoriales para ayudar a la formación.</text:span></text:p>
      <text:p text:style-name="P1"/>
      <text:p text:style-name="P7">Riesgo<text:span text:style-name="T2">: Algunos (o todos) los miembros del equipo trabajan en múltiples proyectos y pueden no estar disponibles para el desarrollo del producto en algún momento.</text:span></text:p>
      <text:p text:style-name="P10"><text:span text:style-name="T2">Proababilidad de que se produzca: 5/5</text:span></text:p>
      <text:p text:style-name="P10"><text:span text:style-name="T2">Impacto si se produce: 3/5</text:span></text:p>
      <text:p text:style-name="P15"><text:span text:style-name="T1">Mitigación</text:span><text:span text:style-name="T2">: Los miembros del equipo conocen la disponibilidad del resto de los integrantes </text:span><text:span text:style-name="T4">y se planifican las entradas de la pila a realizar durante el sprint de acuerdo a la disponibilidad de los mism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9S</meta:editing-duration>
    <meta:editing-cycles>10</meta:editing-cycles>
    <meta:generator>LibreOffice/5.0.3.2$Windows_x86 LibreOffice_project/e5f16313668ac592c1bfb310f4390624e3dbfb75</meta:generator>
    <dc:date>2015-12-03T15:22:37.620000000</dc:date>
    <meta:document-statistic meta:table-count="0" meta:image-count="0" meta:object-count="0" meta:page-count="1" meta:paragraph-count="21" meta:word-count="272" meta:character-count="1709" meta:non-whitespace-character-count="1458"/>
    <meta:user-defined meta:name="Info 1"/>
    <meta:user-defined meta:name="Info 2"/>
    <meta:user-defined meta:name="Info 3"/>
    <meta:user-defined meta:name="Info 4"/>
  </office:meta>
</office:document-meta>
</file>